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text-underline-style="solid" style:text-underline-width="auto" style:text-underline-color="font-color" fo:font-weight="bold" style:font-weight-asian="bold" style:font-weight-complex="bold"/>
    </style:style>
    <style:style style:name="P3" style:family="paragraph" style:parent-style-name="Standard">
      <style:text-properties fo:color="#000000" fo:font-weight="bold" style:font-weight-asian="bold" style:font-weight-complex="bold"/>
    </style:style>
    <style:style style:name="P4" style:family="paragraph" style:parent-style-name="Standard">
      <style:paragraph-properties loext:contextual-spacing="false" fo:margin-top="0.0835in" fo:margin-bottom="0in"/>
    </style:style>
    <style:style style:name="P5" style:family="paragraph" style:parent-style-name="Standard" style:list-style-name="WWNum4">
      <style:paragraph-properties loext:contextual-spacing="false" fo:margin-top="0.0693in" fo:margin-bottom="0.0693in">
        <style:tab-stops/>
      </style:paragraph-properties>
      <style:text-properties fo:color="#000000" fo:font-weight="bold" style:font-weight-asian="bold" style:font-weight-complex="bold"/>
    </style:style>
    <style:style style:name="P6" style:family="paragraph" style:parent-style-name="Standard" style:list-style-name="WWNum4">
      <style:paragraph-properties loext:contextual-spacing="false" fo:margin-top="0.0693in" fo:margin-bottom="0.0693in">
        <style:tab-stops/>
      </style:paragraph-properties>
      <style:text-properties fo:color="#000000"/>
    </style:style>
    <style:style style:name="P7" style:family="paragraph" style:parent-style-name="Standard" style:list-style-name="WWNum6">
      <style:paragraph-properties loext:contextual-spacing="false" fo:margin-top="0.0693in" fo:margin-bottom="0.0693in">
        <style:tab-stops/>
      </style:paragraph-properties>
      <style:text-properties fo:color="#000000" fo:font-weight="normal" style:font-weight-asian="normal" style:font-weight-complex="normal"/>
    </style:style>
    <style:style style:name="P8" style:family="paragraph" style:parent-style-name="Standard" style:list-style-name="WWNum5">
      <style:paragraph-properties loext:contextual-spacing="false" fo:margin-top="0.0693in" fo:margin-bottom="0.0693in">
        <style:tab-stops/>
      </style:paragraph-properties>
    </style:style>
    <style:style style:name="P9" style:family="paragraph" style:parent-style-name="Heading_20_1">
      <style:paragraph-properties fo:text-align="center" style:justify-single-word="false"/>
    </style:style>
    <style:style style:name="P10" style:family="paragraph" style:parent-style-name="Name" style:master-page-name="Standard">
      <style:paragraph-properties style:page-number="auto"/>
    </style:style>
    <style:style style:name="T1" style:family="text">
      <style:text-properties fo:color="#000000"/>
    </style:style>
    <style:style style:name="T2" style:family="text">
      <style:text-properties fo:color="#0000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ichael Lerman</text:p>
      <text:p text:style-name="Contact_20_Info">2462 Booksin Ave, San Jose CA, 95125</text:p>
      <text:p text:style-name="Contact_20_Info">408-564-9578 | michael_lerman@yahoo.com</text:p>
      <text:list xml:id="list8524298239415694685" text:style-name="Outline">
        <text:list-item>
          <text:h text:style-name="P9" text:outline-level="1">System Engineer Specilized in Non Volatile Memory, Inventor of Netmory</text:h>
        </text:list-item>
        <text:list-item>
          <text:h text:style-name="Heading_20_1" text:outline-level="1">Objective </text:h>
        </text:list-item>
      </text:list>
      <text:p text:style-name="List_20_Paragraph">Seeking a role that can make a difference in the future of the non volatile memory industry, in application or in development</text:p>
      <text:list xml:id="list38287275" text:continue-numbering="true" text:style-name="Outline">
        <text:list-item>
          <text:h text:style-name="Heading_20_1" text:outline-level="1">Education</text:h>
        </text:list-item>
      </text:list>
      <text:p text:style-name="Standard"><text:span text:style-name="Normal_20_Bold">Technion, Israel Institute of Technology</text:span><text:tab/>Haifa, Israel</text:p>
      <text:p text:style-name="Standard"><text:span text:style-name="Normal_20_Italic">BSC - Bachelor of Science in Computer Engineering</text:span><text:tab/></text:p>
      <text:list xml:id="list38285432" text:continue-numbering="true" text:style-name="Outline">
        <text:list-item>
          <text:h text:style-name="Heading_20_1" text:outline-level="1">Experience</text:h>
        </text:list-item>
      </text:list>
      <text:p text:style-name="Standard"><text:span text:style-name="Normal_20_Bold">Xilinx</text:span><text:tab/>San Jose , CA</text:p>
      <text:p text:style-name="Standard"><text:span text:style-name="Normal_20_Italic">Staff Debug/Diagnostic</text:span><text:span text:style-name="Normal_20_Italic"> Engineer </text:span><text:tab/>2017-Now</text:p>
      <text:p text:style-name="List_20_Paragraph">Develop tools for debug and diagnosis of system function failures. Design and verification of DFx features with Vivado and Synopsys DVE on DSP device.</text:p>
      <text:p text:style-name="Standard"><text:span text:style-name="Normal_20_Bold">Micron </text:span><text:tab/>Milpitas, CA</text:p>
      <text:p text:style-name="Standard"><text:span text:style-name="Normal_20_Italic">Software Engineer - Senior</text:span><text:tab/>2014-2017</text:p>
      <text:p text:style-name="List_20_Paragraph">Embedded Business Unit</text:p>
      <text:p text:style-name="List_20_Paragraph">SSD : developed tool based on a USB to SATA adapter using SCSI-ATA translation spec. Vendor specific accelerated command, firmware update, SSD performance. SD tool for measuring endurance, WAF (Write Amplification Factor) computed over the lifetime of the NAND device. SPI Secure Boot, ACRTM. Embedded Linux, Xilinx Zenq with the ARM Zedboard. Created a secure boot flow integrated in FSBL and Uboot. Created a tool for testing most secure features of an SPI device. Cryptographic <text:s/>hash mac, SHA256, key generation, root key, session key and digests. Linux Kernel : SPI protocol driver. Android with Snapdragon platform. Full Android build and ADB. BSP from Intrinsyc Open-Q 820.</text:p>
      <text:p text:style-name="Standard"><text:span text:style-name="Normal_20_Bold">INPHI </text:span><text:tab/>Santa Clara, CA</text:p>
      <text:p text:style-name="Standard"><text:span text:style-name="Normal_20_Italic">Senior Staff Engineer</text:span><text:tab/>2013-2014</text:p>
      <text:p text:style-name="List_20_Paragraph">BIOS: Intel Memory Reference Code with AMI BIOS. DDR4, UEFI memory test, NVDIMM.</text:p>
      <text:p text:style-name="Standard"><text:span text:style-name="Normal_20_Bold">AMD </text:span><text:tab/>Sunnyvale, CA</text:p>
      <text:p text:style-name="Standard"><text:span text:style-name="Normal_20_Italic">System Engineering - Manager</text:span><text:tab/>2000-2013</text:p>
      <text:p text:style-name="List_20_Paragraph">Bring up and validation. Developed JTAG based debug tools. Support Debug chipset debug features. EC (Embedded Controller) 8051 with the Keil RTOS and middleware. <text:s/>Supported ILA : an internal protocol analyzer for PCIe like bus.</text:p>
      <text:p text:style-name="List_20_Paragraph">Hardware Debug Tools</text:p>
      <text:p text:style-name="Standard"><text:span text:style-name="Normal_20_Bold">STMicroelectronics</text:span><text:tab/>San Jose, CA</text:p>
      <text:p text:style-name="Standard"><text:soft-page-break/><text:span text:style-name="Normal_20_Italic">Manager System Solution</text:span><text:tab/>1994 – 2000</text:p>
      <text:p text:style-name="List_20_Paragraph">Managed a multi-disciplinary team. Developed hardware and software for a single chip PC &amp; DVD device. </text:p>
      <text:list xml:id="list38309883" text:continue-numbering="true" text:style-name="Outline">
        <text:list-item>
          <text:h text:style-name="Heading_20_1" text:outline-level="1">Skills</text:h>
        </text:list-item>
      </text:list>
      <text:list xml:id="list5028401543576264241" text:style-name="WWNum4">
        <text:list-item>
          <text:p text:style-name="P5">Software development and hardware bring up</text:p>
          <text:list>
            <text:list-item>
              <text:p text:style-name="P6">x86 PC chipset system architecture</text:p>
            </text:list-item>
            <text:list-item>
              <text:p text:style-name="P6">From the lowest level firmware and driver to the highest level Web UI</text:p>
            </text:list-item>
            <text:list-item>
              <text:p text:style-name="P6">ARM : Xilinx Zynq embedded Linux with Zedboard</text:p>
            </text:list-item>
            <text:list-item>
              <text:p text:style-name="P6">Linux kernel and drivers</text:p>
            </text:list-item>
            <text:list-item>
              <text:p text:style-name="P6">UEFI x64 Shell application</text:p>
            </text:list-item>
            <text:list-item>
              <text:p text:style-name="P6">Embedded firmware development for 8051 micro-controller with Keil</text:p>
            </text:list-item>
            <text:list-item>
              <text:p text:style-name="P6">Scripting with various languages: Perl, Batch, PHP, Python</text:p>
            </text:list-item>
            <text:list-item>
              <text:p text:style-name="P6">C/C++/C# Visual Studio </text:p>
            </text:list-item>
            <text:list-item>
              <text:p text:style-name="P6">Windows and LINUX</text:p>
            </text:list-item>
            <text:list-item>
              <text:p text:style-name="P6">Timing Signal Analysis and Usage model</text:p>
            </text:list-item>
            <text:list-item>
              <text:p text:style-name="P6">Keysight LA and scope</text:p>
            </text:list-item>
            <text:list-item>
              <text:p text:style-name="P6">LeCroy protocol analyzer for SATA/SAS, USB, and PCIe </text:p>
            </text:list-item>
            <text:list-item>
              <text:p text:style-name="P6">DDR3, DDR4, SPI, NAND, UFS, NVMe</text:p>
            </text:list-item>
          </text:list>
        </text:list-item>
        <text:list-item>
          <text:p text:style-name="P5">Full stack Web and Network development</text:p>
          <text:list>
            <text:list-item>
              <text:p text:style-name="P6">Frontend HTML, CSS, Javascript</text:p>
            </text:list-item>
            <text:list-item>
              <text:p text:style-name="P6">Backend server side native CGI, PHP, Node.js</text:p>
            </text:list-item>
            <text:list-item>
              <text:p text:style-name="P6">Databases: MySQL, SQlite, MSAccess.</text:p>
            </text:list-item>
            <text:list-item>
              <text:p text:style-name="P6">JAVA applet with JNI</text:p>
            </text:list-item>
            <text:list-item>
              <text:p text:style-name="P6">Socket network programming</text:p>
            </text:list-item>
            <text:list-item>
              <text:p text:style-name="P6">WAMP, LAMP</text:p>
            </text:list-item>
            <text:list-item>
              <text:p text:style-name="P6">PDF with TCPDF PDFTK</text:p>
            </text:list-item>
            <text:list-item>
              <text:p text:style-name="P6">Imaging with ImageMagick</text:p>
            </text:list-item>
            <text:list-item>
              <text:p text:style-name="P6">Data parsing, BNF, XML, XSLT, RegEx</text:p>
            </text:list-item>
            <text:list-item>
              <text:p text:style-name="P6">Graphing with D2, Chartjs</text:p>
            </text:list-item>
          </text:list>
        </text:list-item>
        <text:list-item>
          <text:p text:style-name="P5">Embedded</text:p>
          <text:list>
            <text:list-item>
              <text:p text:style-name="P6">Beaglebone, RaspberyPi, Freedom board, Zedboard</text:p>
            </text:list-item>
          </text:list>
        </text:list-item>
        <text:list-item>
          <text:p text:style-name="P5">Specialities</text:p>
          <text:list>
            <text:list-item>
              <text:p text:style-name="P6">Nand SSD, Micro-SD</text:p>
            </text:list-item>
            <text:list-item>
              <text:p text:style-name="P6">NOR SPI</text:p>
            </text:list-item>
            <text:list-item>
              <text:p text:style-name="P6">Embedded Linux</text:p>
            </text:list-item>
            <text:list-item>
              <text:p text:style-name="P6">Secure boot</text:p>
            </text:list-item>
            <text:list-item>
              <text:p text:style-name="P6"><text:soft-page-break/>JTAG</text:p>
            </text:list-item>
            <text:list-item>
              <text:p text:style-name="P6">Test automation</text:p>
            </text:list-item>
            <text:list-item>
              <text:p text:style-name="P6">Debug tools</text:p>
            </text:list-item>
            <text:list-item>
              <text:p text:style-name="P6">Web UI UX</text:p>
            </text:list-item>
            <text:list-item>
              <text:p text:style-name="P6">Memory DRAM</text:p>
            </text:list-item>
          </text:list>
        </text:list-item>
      </text:list>
      <text:list xml:id="list38284966" text:continue-list="list38309883" text:style-name="Outline">
        <text:list-item>
          <text:h text:style-name="Heading_20_1" text:outline-level="1">Patents and Awards</text:h>
        </text:list-item>
      </text:list>
      <text:p text:style-name="Standard"><text:span text:style-name="T2">Patents</text:span><text:span text:style-name="T1"><text:line-break/></text:span></text:p>
      <text:list xml:id="list1972696870864628977" text:style-name="WWNum5">
        <text:list-item>
          <text:p text:style-name="P8"><text:span text:style-name="T1">NETMORY </text:span><text:a xlink:type="simple" xlink:href="https://patents.google.com/patent/US9697114" text:style-name="Internet_20_link" text:visited-style-name="Visited_20_Internet_20_Link">US9697114B2</text:a><text:span text:style-name="T1"><text:line-break/>A revolutionary new computer architecture for a non volatile and illimited system memory.</text:span></text:p>
        </text:list-item>
        <text:list-item>
          <text:p text:style-name="P8"><text:span text:style-name="T1">SLEEP PROCESSOR: </text:span><text:a xlink:type="simple" xlink:href="https://patents.google.com/patent/US8683247" text:style-name="Internet_20_link" text:visited-style-name="Visited_20_Internet_20_Link">US8683247B2</text:a><text:line-break/>Method and apparatus for controlling power supply to primary processor and portion of peripheral devices by controlling switches in a power/reset module embedded in secondary processor.</text:p>
        </text:list-item>
        <text:list-item>
          <text:p text:style-name="P8"><text:span text:style-name="T1">AUTO-SLEEP ARRAY:</text:span><text:span text:style-name="apple-converted-space"><text:span text:style-name="T1"> </text:span></text:span><text:a xlink:type="simple" xlink:href="https://patents.google.com/patent/US8370669" text:style-name="Internet_20_link" text:visited-style-name="Visited_20_Internet_20_Link"><text:span text:style-name="apple-converted-space">US8370669B2</text:span></text:a><text:span text:style-name="T1"><text:line-break/>MEMORY DEVICE HAVING A MEMORY SLEEP LOGIC AND METHODS THEREFORE.</text:span></text:p>
        </text:list-item>
        <text:list-item>
          <text:p text:style-name="P8"><text:span text:style-name="T1">EASY FLASH:</text:span><text:span text:style-name="apple-converted-space"><text:span text:style-name="T1"> </text:span></text:span><text:a xlink:type="simple" xlink:href="https://patents.google.com/patent/US9870220B2" text:style-name="Internet_20_link" text:visited-style-name="Visited_20_Internet_20_Link"><text:span text:style-name="apple-converted-space">US9870220B2</text:span></text:a><text:span text:style-name="T1"><text:line-break/>MEMORY FLASH APPARATUS AND METHOD FOR PROVIDING DEVICE UPGRADES OVER A STANDARD INTERFACE.</text:span></text:p>
        </text:list-item>
      </text:list>
      <text:p text:style-name="P4"><text:span text:style-name="T1"><text:line-break/></text:span><text:span text:style-name="T2">Awards</text:span><text:span text:style-name="T1"><text:line-break/></text:span></text:p>
      <text:p text:style-name="P1">Spotlight Award on Aug 2010 for the outstanding contribution to the SB900 Bring up effort through the development of Register Explorer</text:p>
      <text:list xml:id="list38308418" text:continue-list="list38284966" text:style-name="Outline">
        <text:list-item>
          <text:h text:style-name="Heading_20_1" text:outline-level="1">Other</text:h>
        </text:list-item>
      </text:list>
      <text:p text:style-name="P2"/>
      <text:p text:style-name="P3">Languages</text:p>
      <text:list xml:id="list4251101158747645187" text:style-name="WWNum6">
        <text:list-item>
          <text:p text:style-name="P7">French, English, Hebrew, Arabic</text:p>
        </text:list-item>
      </text:list>
      <text:p text:style-name="P1"><text:line-break/>US and EU citiz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loext:contextual-spacing="false" fo:margin-left="0.25in" fo:margin-right="0in" fo:margin-top="0.111in" fo:margin-bottom="0.111in" fo:hyphenation-ladder-count="no-limit" fo:text-indent="-0.25in" style:auto-text-indent="false"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left="0in" fo:margin-right="0in" fo:margin-top="0.0835in" fo:margin-bottom="0.0835in" fo:orphans="2" fo:widows="2" fo:text-indent="0in" style:auto-text-indent="false" style:writing-mode="lr-tb">
        <style:tab-stops>
          <style:tab-stop style:position="6.5in" style:type="right"/>
        </style:tab-stops>
      </style:paragraph-properties>
      <style:text-properties style:use-window-font-color="true" style:font-name="Georgi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0835in" fo:margin-bottom="0.0693in" fo:keep-together="always" fo:padding-left="0in" fo:padding-right="0in" fo:padding-top="0in" fo:padding-bottom="0.0693in" fo:border-left="none" fo:border-right="none" fo:border-top="none" fo:border-bottom="0.0071in solid #00000a" fo:keep-with-next="always"/>
      <style:text-properties fo:text-transform="uppercase" fo:color="#000000" fo:font-size="12pt" fo:letter-spacing="0.0173in" fo:font-weight="bold" style:font-size-asian="12pt"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text-properties fo:font-weight="bold" style:font-weight-asian="bold"/>
    </style:style>
    <style:style style:name="Name" style:family="paragraph" style:parent-style-name="Standard" style:default-outline-level="" style:list-style-name="">
      <style:paragraph-properties fo:text-align="center" style:justify-single-word="false"/>
      <style:text-properties fo:font-size="20pt" fo:font-weight="bold" style:font-size-asian="20pt" style:font-weight-asian="bold" style:font-size-complex="20pt"/>
    </style:style>
    <style:style style:name="Contact_20_Info" style:display-name="Contact Info" style:family="paragraph" style:parent-style-name="Standard" style:default-outline-level="" style:list-style-name="">
      <style:paragraph-properties loext:contextual-spacing="false" fo:margin-top="0in" fo:margin-bottom="0in" fo:text-align="center" style:justify-single-word="false"/>
      <style:text-properties fo:font-size="10pt" style:font-size-asian="10pt" style:font-size-complex="10pt"/>
    </style:style>
    <style:style style:name="List_20_Paragraph" style:display-name="List Paragraph" style:family="paragraph" style:parent-style-name="Standard" style:default-outline-level="" style:list-style-name=""/>
    <style:style style:name="Contact_20_info" style:display-name="Contact info" style:family="paragraph" style:parent-style-name="Standard" style:default-outline-level="" style:list-style-name="">
      <style:paragraph-properties loext:contextual-spacing="false" fo:margin-left="0.0626in" fo:margin-right="0in" fo:margin-top="0in" fo:margin-bottom="0in" fo:text-indent="0in" style:auto-text-indent="false">
        <style:tab-stops/>
      </style:paragraph-properties>
      <style:text-properties fo:color="#969696" style:font-name="Calibri" fo:font-size="10pt" style:font-name-asian="Times New Roman" style:font-size-asian="10pt" style:font-name-complex="Times New Roman"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style:font-name="Georgia" fo:font-size="12pt" fo:letter-spacing="0.0173in"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1" fo:font-weight="bold" style:font-weight-asian="bold"/>
    </style:style>
    <style:style style:name="Normal_20_Bold" style:display-name="Normal Bold" style:family="text">
      <style:text-properties fo:font-weight="bold" style:font-weight-asian="bold"/>
    </style:style>
    <style:style style:name="Normal_20_Italic" style:display-name="Normal Italic" style:family="text" style:parent-style-name="Default_20_Paragraph_20_Font">
      <style:text-properties style:font-name="Arial1" fo:font-style="italic" style:font-style-asian="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307in" fo:margin-bottom="0.4307in" fo:margin-left="0.4307in" fo:margin-right="0.4307in" fo:border="0.0071in solid #00000a" fo:padding="0.5693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4307in" fo:margin-bottom="0.4307in" fo:margin-left="0.4307in" fo:margin-right="0.4307in" fo:border="0.0071in solid #00000a" fo:padding="0.357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loom.com</meta:initial-creator>
    <meta:editing-cycles>69</meta:editing-cycles>
    <meta:creation-date>2014-05-14T16:25:00</meta:creation-date>
    <dc:date>2018-08-28T18:10:40.45</dc:date>
    <meta:editing-duration>PT3H57M12S</meta:editing-duration>
    <meta:generator>OpenOffice/4.1.5$Win32 OpenOffice.org_project/415m1$Build-9789</meta:generator>
    <meta:printed-by>Michael Lerman</meta:printed-by>
    <meta:print-date>2017-05-16T08:42:48.05</meta:print-date>
    <dc:creator>Mikhael Lerman</dc:creator>
    <meta:document-statistic meta:table-count="0" meta:image-count="0" meta:object-count="0" meta:page-count="3" meta:paragraph-count="77" meta:word-count="616" meta:character-count="38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